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BackingChecker.getFBSourceFil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Checker.FacesBackingChecker( CoreAnnotationProcessorEnv env , FacesBackingInfo fbInfo , Diagnostics di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BackingChecker.onCheck( ClassDeclaration j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